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3 commandes :</text:p>
      <text:p text:style-name="Standard"/>
      <text:p text:style-name="Standard">ping #IP ou #@dns (=adresse du site)</text:p>
      <text:p text:style-name="Standard">ping -a #IP → pour avoir le nom d'une adresse IP</text:p>
      <text:p text:style-name="Standard">ping -t #IP ou #@dns → pour un ping constant, peut servir en cas de matériel défectueux, maintenance, supervision</text:p>
      <text:p text:style-name="Standard">ipconfig → pour adresse ip, masque etc</text:p>
      <text:p text:style-name="Standard">ipconfig /all → connaître toutes les ip du réseau</text:p>
      <text:p text:style-name="Standard"/>
      <text:p text:style-name="Standard">Toujours travailler sur l'IP.</text:p>
      <text:p text:style-name="Standard"/>
      <text:p text:style-name="Standard">Éléments de sécu dans une entreprise : </text:p>
      <text:p text:style-name="Standard">-Firewall</text:p>
      <text:p text:style-name="Standard">-Antivirus</text:p>
      <text:p text:style-name="Standard">-Antispam</text:p>
      <text:p text:style-name="Standard">-Système de sauvegarde (backup)</text:p>
      <text:p text:style-name="Standard"/>
      <text:p text:style-name="Standard">Firewall → filtre les fluxs(def) entrant et sortant</text:p>
      <text:p text:style-name="Standard">liste d'instructions : </text:p>
      <text:p text:style-name="Standard"><text:tab/>→ Règles</text:p>
      <text:p text:style-name="Standard"><text:tab/><text:tab/>→ Numéro de règles</text:p>
      <text:p text:style-name="Standard"><text:tab/><text:tab/>→ IP source</text:p>
      <text:p text:style-name="Standard"><text:tab/><text:tab/>→ IP destination</text:p>
      <text:p text:style-name="Standard"><text:tab/><text:tab/>→ Allow / Deny</text:p>
      <text:p text:style-name="Standard"><text:tab/><text:tab/>→ numéro de port</text:p>
      <text:p text:style-name="Standard">Constructeur de pare feu: Cisco, Stormshield</text:p>
      <text:p text:style-name="Standard"/>
      <text:p text:style-name="Standard">Antivirus → <text:s/>Analyse, comportement, IPS / IDS </text:p>
      <text:p text:style-name="Standard"/>
      <text:p text:style-name="Standard">IPS : base international d'IP malveillante si on veut communiquer avec IPS nous bloque</text:p>
      <text:p text:style-name="Standard">IDS : si IP avec qui on communique pas connu, si IDS remarque un comportement suspect il nous bloque</text:p>
      <text:p text:style-name="Standard"/>
      <text:p text:style-name="Standard">Antispam → idem que antivirus → Entrant et Sortant</text:p>
      <text:p text:style-name="Standard"/>
      <text:p text:style-name="Standard">Système de sauvergarde → Vecas, Akronis, Windows Backup</text:p>
      <text:p text:style-name="Standard"/>
      <text:p text:style-name="Standard">Exemple pour empêché mes employés de consulter certains sites :</text:p>
      <text:p text:style-name="Standard"><text:tab/>On peut agir sur le firewall et sur l'antivirus <text:s/>→ règles de filtrage ,catégorie (jeux vidéos...), <text:tab/>URL à bloquer</text:p>
      <text:p text:style-name="Standard"/>
      <text:p text:style-name="Standard">Ransonware → cryptage de données + rançon en cryptomonnaie</text:p>
      <text:p text:style-name="Standard">Phishing → Emails frauduleux</text:p>
      <text:p text:style-name="Standard">Mind on the middle → Attaque à partir d'un équipement défectueux dans le réseau (attaque interne)</text:p>
      <text:p text:style-name="Standard">Trojan → Emails / fichiers</text:p>
      <text:p text:style-name="Standard">Ddos → Surcharge réseaux</text:p>
      <text:p text:style-name="Standard"/>
      <text:p text:style-name="Standard">Attaque la plus dangereuse = Ransonware</text:p>
      <text:p text:style-name="Standard">// la plus rapide = Ddos</text:p>
      <text:p text:style-name="Standard"/>
      <text:p text:style-name="Standard">En moyenne pour Ransonware, entre le début et la fin de l'attaque il se passe 1an et 3mois</text:p>
      <text:p text:style-name="Standard"><text:tab/>Exfiltration de données peut prendre un bon moment (24 décembre, jours fériés)</text:p>
      <text:p text:style-name="Standard"><text:soft-page-break/><text:tab/>Cryptage des données à lieu à la fin</text:p>
      <text:p text:style-name="Standard"><text:tab/>Entre début et exfiltration : Constatation(voir si c intéressant) , si oui Analyse, si toujours <text:tab/>intéressant Injection du virus 8otcet par 8octet toutes les sec, min, heures, jours</text:p>
      <text:p text:style-name="Standard"/>
      <text:p text:style-name="Standard">Seule chose qu'on peut faire c'est activer IPS, géolocalisation, faire un audit de sécurité(regarder ce qui rentre et sort du réseau pour voir si nous sommes exposé ou pas)</text:p>
      <text:p text:style-name="Standard"/>
      <text:p text:style-name="Standard">Si on paie la rançon on est pas sur qu'on nous rende nos données ou si on nous les rend pas avec les mêmes virus à l'intérieur</text:p>
      <text:p text:style-name="Standard">Vitesse de cryptage = 2gigas / min</text:p>
      <text:p text:style-name="Standard"/>
      <text:p text:style-name="Standard"/>
      <text:p text:style-name="Standard">Il faut sensibiliser les collaborateurs au danger</text:p>
      <text:p text:style-name="Standard">Sensibilisation → Informations</text:p>
      <text:p text:style-name="Standard"><text:tab/><text:tab/> → Faire un faux Phishing anonyme et voir le nb de clics, de réponses, de dl de la <text:tab/><text:tab/> pièces jointes et nb d'emails non ouverts</text:p>
      <text:p text:style-name="Standard"><text:tab/><text:tab/> → Faire une démo (exemples : mdp → complexité, prouver aux users que tout est <text:tab/><text:tab/> ok, listing des clients impactés – pertes financières – responsabilité du collaborateur)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1-10-20T13:26:53</meta:creation-date>
    <dc:date>2021-10-22T14:10:15</dc:date>
    <dc:creator>Jordan </dc:creator>
    <meta:editing-duration>PT1H26M18S</meta:editing-duration>
    <meta:editing-cycles>2</meta:editing-cycles>
    <meta:generator>OpenOffice/4.1.7$Unix OpenOffice.org_project/417m1$Build-9800</meta:generator>
    <meta:document-statistic meta:table-count="0" meta:image-count="0" meta:object-count="0" meta:page-count="2" meta:paragraph-count="46" meta:word-count="438" meta:character-count="2545"/>
  </office:meta>
</office:document-meta>
</file>